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 style:list-style-name="L2">
      <style:text-properties officeooo:rsid="00179ad9" officeooo:paragraph-rsid="00179ad9"/>
    </style:style>
    <style:style style:name="P4" style:family="paragraph" style:parent-style-name="Standard" style:list-style-name="L2">
      <style:text-properties officeooo:rsid="00179ad9" officeooo:paragraph-rsid="0093e80e"/>
    </style:style>
    <style:style style:name="P5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6" style:family="paragraph" style:parent-style-name="Standard">
      <style:text-properties fo:color="#2b511a" officeooo:rsid="00965a6a" officeooo:paragraph-rsid="00965a6a" fo:background-color="transparent"/>
    </style:style>
    <style:style style:name="P7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8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9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10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11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12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13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14" style:family="paragraph" style:parent-style-name="Standard" style:list-style-name="L2">
      <style:text-properties fo:color="#2b511a" fo:font-weight="normal" officeooo:rsid="00b1db17" officeooo:paragraph-rsid="00b1db17" style:font-weight-asian="normal" style:font-weight-complex="normal"/>
    </style:style>
    <style:style style:name="P15" style:family="paragraph" style:parent-style-name="Standard">
      <style:text-properties officeooo:rsid="00927b21" officeooo:paragraph-rsid="00927b21"/>
    </style:style>
    <style:style style:name="P16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17" style:family="paragraph" style:parent-style-name="Standard">
      <style:text-properties officeooo:rsid="000ec5a0" officeooo:paragraph-rsid="000ec5a0"/>
    </style:style>
    <style:style style:name="P18" style:family="paragraph" style:parent-style-name="Standard" style:list-style-name="L2">
      <style:text-properties officeooo:rsid="0096092e" officeooo:paragraph-rsid="00a6b4ef"/>
    </style:style>
    <style:style style:name="P19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20" style:family="paragraph" style:parent-style-name="Standard" style:list-style-name="L2">
      <style:text-properties officeooo:rsid="00a6b4ef" officeooo:paragraph-rsid="00a6b4ef"/>
    </style:style>
    <style:style style:name="P21" style:family="paragraph" style:parent-style-name="Standard" style:list-style-name="L2">
      <style:text-properties officeooo:rsid="00a85594" officeooo:paragraph-rsid="00a85594"/>
    </style:style>
    <style:style style:name="P22" style:family="paragraph" style:parent-style-name="Standard" style:list-style-name="L2">
      <style:text-properties officeooo:rsid="00ad251c" officeooo:paragraph-rsid="00ad251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a82aef" fo:background-color="transparent" loext:char-shading-value="0" style:font-weight-asian="bold" style:font-weight-complex="bold"/>
    </style:style>
    <style:style style:name="T6" style:family="text">
      <style:text-properties fo:font-weight="bold" officeooo:rsid="00a98391" fo:background-color="transparent" loext:char-shading-value="0" style:font-weight-asian="bold" style:font-weight-complex="bold"/>
    </style:style>
    <style:style style:name="T7" style:family="text">
      <style:text-properties fo:font-weight="bold" officeooo:rsid="00ad251c" fo:background-color="transparent" loext:char-shading-value="0" style:font-weight-asian="bold" style:font-weight-complex="bold"/>
    </style:style>
    <style:style style:name="T8" style:family="text">
      <style:text-properties officeooo:rsid="009335f8"/>
    </style:style>
    <style:style style:name="T9" style:family="text">
      <style:text-properties officeooo:rsid="0094a1f0"/>
    </style:style>
    <style:style style:name="T10" style:family="text">
      <style:text-properties officeooo:rsid="0094d20f"/>
    </style:style>
    <style:style style:name="T11" style:family="text">
      <style:text-properties officeooo:rsid="00983909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a82aef" fo:background-color="transparent" loext:char-shading-value="0"/>
    </style:style>
    <style:style style:name="T14" style:family="text">
      <style:text-properties officeooo:rsid="00ad251c" fo:background-color="transparent" loext:char-shading-value="0"/>
    </style:style>
    <style:style style:name="T15" style:family="text">
      <style:text-properties fo:color="#2b511a" fo:background-color="transparent" loext:char-shading-value="0"/>
    </style:style>
    <style:style style:name="T16" style:family="text">
      <style:text-properties fo:color="#2b511a" fo:font-weight="normal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8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9" style:family="text">
      <style:text-properties style:text-line-through-style="solid" style:text-line-through-type="single"/>
    </style:style>
    <style:style style:name="T20" style:family="text">
      <style:text-properties officeooo:rsid="009de8de"/>
    </style:style>
    <style:style style:name="T21" style:family="text">
      <style:text-properties officeooo:rsid="009f81fd"/>
    </style:style>
    <style:style style:name="T22" style:family="text">
      <style:text-properties fo:font-weight="normal" fo:background-color="transparent" loext:char-shading-value="0" style:font-weight-asian="normal" style:font-weight-complex="normal"/>
    </style:style>
    <style:style style:name="T23" style:family="text">
      <style:text-properties fo:font-weight="normal" officeooo:rsid="00a82aef" fo:background-color="transparent" loext:char-shading-value="0" style:font-weight-asian="normal" style:font-weight-complex="normal"/>
    </style:style>
    <style:style style:name="T24" style:family="text">
      <style:text-properties fo:font-weight="normal" officeooo:rsid="00ad251c" fo:background-color="transparent" loext:char-shading-value="0" style:font-weight-asian="normal" style:font-weight-complex="normal"/>
    </style:style>
    <style:style style:name="T25" style:family="text">
      <style:text-properties officeooo:rsid="00ad2675"/>
    </style:style>
    <style:style style:name="T26" style:family="text">
      <style:text-properties officeooo:rsid="00af8a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">L</text:span><text:span text:style-name="T1">ow level ideas</text:span></text:p>
      <text:list xml:id="list2760884614" text:style-name="L1">
        <text:list-item>
          <text:p text:style-name="P8">Don't crash into a base converted ship if I don't mind the opponent's base to avoid losing my ships unnecessarily</text:p>
          <text:list>
            <text:list-item>
              <text:p text:style-name="P9">Decide what converting ships I want to let convert peacefully</text:p>
            </text:list-item>
            <text:list-item>
              <text:p text:style-name="P10">Treat it as an existing base to avoid accidentally running into it!</text:p>
            </text:list-item>
            <text:list-item>
              <text:p text:style-name="P11">Handle boxed_in_attack_squares – <text:span text:style-name="T20">set all 5 to False in case we don’t want to attack the converting ship.</text:span></text:p>
            </text:list-item>
            <text:list-item>
              <text:p text:style-name="P11">Handle box in logic – abort attack <text:span text:style-name="T21">for boxed in squares</text:span></text:p>
            </text:list-item>
            <text:list-item>
              <text:p text:style-name="P11">Handle hoarding logic – don’t attack the convert square!</text:p>
            </text:list-item>
            <text:list-item>
              <text:p text:style-name="P12">Handle plan to actions logic – treat the newly converted base as an existing bad position</text:p>
            </text:list-item>
          </text:list>
        </text:list-item>
        <text:list-item>
          <text:p text:style-name="P7">Never ignore a zero halite ship <text:span text:style-name="T19">that is on a non zero halite square </text:span>and is boxed in by zero halite ships - assume it performs zero distance attacks. <text:span text:style-name="T8">Ignore it in the zero distance accounting!</text:span></text:p>
        </text:list-item>
      </text:list>
      <text:p text:style-name="P1"/>
      <text:p text:style-name="P17"><text:span text:style-name="T1">Str</text:span><text:span text:style-name="T3">ategic</text:span><text:span text:style-name="T1"> ideas</text:span></text:p>
      <text:list xml:id="list1318656267" text:style-name="L2">
        <text:list-item>
          <text:p text:style-name="P18"><text:span text:style-name="T16">Fix the base abandoning/</text:span><text:span text:style-name="T17">defense</text:span><text:span text:style-name="T16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6">). </text:span><text:span text:style-name="T18">Bug: I was defending the wrong base.</text:span></text:p>
        </text:list-item>
        <text:list-item>
          <text:p text:style-name="P13"><text:span text:style-name="T14">D</text:span><text:span text:style-name="T12">efend &gt; 1 base</text:span></text:p>
        </text:list-item>
        <text:list-item>
          <text:p text:style-name="P14"><text:span text:style-name="T12">Allow returning to an abandoned base if I can do so safely</text:span></text:p>
        </text:list-item>
        <text:list-item>
          <text:p text:style-name="P22"><text:span text:style-name="T4">Strategically create &gt; 1 base</text:span></text:p>
        </text:list-item>
        <text:list-item>
          <text:p text:style-name="P3">Reduce aggressive camping patience to 0 - once I am attacked I should be careful when camping <text:span text:style-name="T9">(except when winning)</text:span></text:p>
        </text:list-item>
        <text:list-item>
          <text:p text:style-name="P3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</text:p>
        </text:list-item>
        <text:list-item>
          <text:p text:style-name="P3">Factor in the boxed in halite of bases into the score</text:p>
        </text:list-item>
      </text:list>
      <text:p text:style-name="P2"/>
      <text:p text:style-name="P16">Open <text:span text:style-name="T10">questions</text:span></text:p>
      <text:list xml:id="list95249335708886" text:continue-numbering="true" text:style-name="L2">
        <text:list-item>
          <text:p text:style-name="P4"><text:span text:style-name="T15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5">Explanation: equal halite ships and <text:span text:style-name="T11">a threat at D2 – resulted in incorrectly ignoring the threat at D1 (FIXED)</text:span></text:p>
        </text:list-item>
      </text:list>
      <text:p text:style-name="P6"/>
      <text:p text:style-name="P19"><text:span text:style-name="T25">Later t</text:span>his week development <text:span text:style-name="T25">ideas</text:span></text:p>
      <text:list xml:id="list95251172188612" text:continue-numbering="true" text:style-name="L2">
        <text:list-item>
          <text:p text:style-name="P20">Better coordination in pack hunting (less solo ships)</text:p>
        </text:list-item>
        <text:list-item>
          <text:p text:style-name="P21">Box in pack hunting</text:p>
        </text:list-item>
        <text:list-item>
          <text:p text:style-name="P20">Try out farming Fei Wang strategy</text:p>
        </text:list-item>
        <text:list-item>
          <text:p text:style-name="P20">Smarter rescue strategy (avoid aggressive attackers) <text:span text:style-name="T26">(also: more aggressive attacking in predictable opponent behavior: loops and rescu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8-30T09:52:49.182542433</dc:date>
    <meta:editing-duration>P24DT23H19M57S</meta:editing-duration>
    <meta:editing-cycles>121</meta:editing-cycles>
    <meta:document-statistic meta:table-count="0" meta:image-count="0" meta:object-count="0" meta:page-count="1" meta:paragraph-count="25" meta:word-count="347" meta:character-count="1949" meta:non-whitespace-character-count="1643"/>
  </office:meta>
</office:document-meta>
</file>